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atin Modern Roman" svg:font-family="'Latin Modern Roman'" style:font-pitch="variable"/>
    <style:font-face style:name="Lato Light1" svg:font-family="'Lato Light'" style:font-pitch="variable"/>
    <style:font-face style:name="Lato Light" svg:font-family="'Lato Light'" style:font-adornments="Bold" style:font-pitch="variable"/>
    <style:font-face style:name="Samanata" svg:font-family="Samana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style:font-name="Latin Modern Roman"/>
    </style:style>
    <style:style style:name="P2" style:family="paragraph" style:parent-style-name="Standard" style:master-page-name="">
      <style:paragraph-properties fo:margin-top="0cm" fo:margin-bottom="0.3cm" loext:contextual-spacing="false" style:page-number="auto"/>
      <style:text-properties style:font-name="Latin Modern Roman" officeooo:rsid="002212c5" officeooo:paragraph-rsid="002212c5"/>
    </style:style>
    <style:style style:name="P3" style:family="paragraph" style:parent-style-name="Quotations">
      <style:text-properties style:font-name="Samanata" style:font-name-complex="Samanata"/>
    </style:style>
    <style:style style:name="P4" style:family="paragraph" style:parent-style-name="Standard">
      <style:paragraph-properties fo:margin-top="0.3cm" fo:margin-bottom="0cm" loext:contextual-spacing="false">
        <style:tab-stops>
          <style:tab-stop style:position="7.325cm"/>
        </style:tab-stops>
      </style:paragraph-properties>
      <style:text-properties style:font-name="Latin Modern Roman" officeooo:rsid="0023b5e6" officeooo:paragraph-rsid="0023b5e6" style:font-name-complex="Latin Modern Roman"/>
    </style:style>
    <style:style style:name="P5" style:family="paragraph" style:parent-style-name="Standard">
      <style:paragraph-properties fo:margin-top="0.3cm" fo:margin-bottom="0cm" loext:contextual-spacing="false"/>
      <style:text-properties style:font-name="Latin Modern Roman" officeooo:rsid="0022ef6b" officeooo:paragraph-rsid="0022ef6b" style:font-name-complex="Latin Modern Roman"/>
    </style:style>
    <style:style style:name="P6" style:family="paragraph" style:parent-style-name="Standard">
      <style:paragraph-properties fo:margin-top="0.3cm" fo:margin-bottom="0cm" loext:contextual-spacing="false">
        <style:tab-stops>
          <style:tab-stop style:position="7.325cm"/>
        </style:tab-stops>
      </style:paragraph-properties>
      <style:text-properties style:font-name="Latin Modern Roman" fo:language="en" fo:country="US" officeooo:rsid="0026b88f" officeooo:paragraph-rsid="0028922c" style:font-name-complex="Latin Modern Roman" loext:shadow="none"/>
    </style:style>
    <style:style style:name="P7" style:family="paragraph" style:parent-style-name="Quotations">
      <style:paragraph-properties fo:margin-top="0cm" fo:margin-bottom="0cm" loext:contextual-spacing="false">
        <style:tab-stops>
          <style:tab-stop style:position="7.11cm"/>
          <style:tab-stop style:position="11.509cm"/>
        </style:tab-stops>
      </style:paragraph-properties>
      <style:text-properties style:font-name="Samanata" fo:font-size="12pt" officeooo:paragraph-rsid="0037fa32" style:font-size-asian="12pt" style:font-name-complex="Samanata" style:font-size-complex="12pt"/>
    </style:style>
    <style:style style:name="P8" style:family="paragraph" style:parent-style-name="Quotations">
      <style:paragraph-properties fo:margin-top="0cm" fo:margin-bottom="0cm" loext:contextual-spacing="false">
        <style:tab-stops>
          <style:tab-stop style:position="7.11cm"/>
          <style:tab-stop style:position="11.509cm"/>
        </style:tab-stops>
      </style:paragraph-properties>
      <style:text-properties style:font-name="Samanata" fo:font-size="12pt" officeooo:paragraph-rsid="00386b2a" style:font-size-asian="12pt" style:font-name-complex="Samanata" style:font-size-complex="12pt"/>
    </style:style>
    <style:style style:name="P9" style:family="paragraph" style:parent-style-name="Standard" style:list-style-name="L1">
      <style:paragraph-properties>
        <style:tab-stops>
          <style:tab-stop style:position="7.325cm"/>
        </style:tab-stops>
      </style:paragraph-properties>
      <style:text-properties style:font-name="Latin Modern Roman" officeooo:rsid="0022ef6b" officeooo:paragraph-rsid="0022ef6b" style:font-name-complex="Latin Modern Roman"/>
    </style:style>
    <style:style style:name="P10" style:family="paragraph" style:parent-style-name="Standard" style:list-style-name="L1">
      <style:paragraph-properties>
        <style:tab-stops>
          <style:tab-stop style:position="7.325cm"/>
        </style:tab-stops>
      </style:paragraph-properties>
      <style:text-properties style:font-name="Latin Modern Roman" officeooo:rsid="0022ef6b" officeooo:paragraph-rsid="003c1217" style:font-name-complex="Latin Modern Roman"/>
    </style:style>
    <style:style style:name="P11" style:family="paragraph" style:parent-style-name="Standard">
      <style:text-properties style:font-name="Latin Modern Roman" officeooo:rsid="0022ef6b" officeooo:paragraph-rsid="003c1217" style:font-name-complex="Latin Modern Roman"/>
    </style:style>
    <style:style style:name="P12" style:family="paragraph" style:parent-style-name="Standard">
      <style:paragraph-properties>
        <style:tab-stops>
          <style:tab-stop style:position="7.325cm"/>
        </style:tab-stops>
      </style:paragraph-properties>
      <style:text-properties style:font-name="Lato Light1" fo:font-size="10pt" officeooo:rsid="0023b5e6" officeooo:paragraph-rsid="0023b5e6" style:font-size-asian="10pt" style:font-name-complex="Latin Modern Roman" style:font-size-complex="10pt"/>
    </style:style>
    <style:style style:name="P13" style:family="paragraph" style:parent-style-name="Standard" style:list-style-name="L2" style:master-page-name="">
      <loext:graphic-properties draw:fill="none"/>
      <style:paragraph-properties style:page-number="auto" fo:background-color="transparent">
        <style:tab-stops>
          <style:tab-stop style:position="7.325cm"/>
        </style:tab-stops>
      </style:paragraph-properties>
      <style:text-properties style:font-name="Latin Modern Roman" fo:language="en" fo:country="US" officeooo:rsid="0026b88f" officeooo:paragraph-rsid="003cda49" style:font-name-complex="Latin Modern Roman" loext:shadow="none"/>
    </style:style>
    <style:style style:name="P14" style:family="paragraph" style:parent-style-name="Standard" style:list-style-name="L2">
      <loext:graphic-properties draw:fill="none"/>
      <style:paragraph-properties fo:margin-top="0.3cm" fo:margin-bottom="0cm" loext:contextual-spacing="false" fo:background-color="transparent">
        <style:tab-stops>
          <style:tab-stop style:position="7.325cm"/>
        </style:tab-stops>
      </style:paragraph-properties>
      <style:text-properties style:font-name="Latin Modern Roman" fo:language="en" fo:country="US" officeooo:rsid="0026b88f" officeooo:paragraph-rsid="00365d65" style:font-name-complex="Latin Modern Roman" loext:shadow="none"/>
    </style:style>
    <style:style style:name="T1" style:family="text">
      <style:text-properties fo:color="#ce181e"/>
    </style:style>
    <style:style style:name="T2" style:family="text">
      <style:text-properties fo:color="#ce181e" style:font-name="Samanata" style:font-name-complex="Samanata"/>
    </style:style>
    <style:style style:name="T3" style:family="text">
      <style:text-properties fo:color="#ce181e" style:font-name="Samanata" officeooo:rsid="0037fa32" style:font-name-complex="Samanata"/>
    </style:style>
    <style:style style:name="T4" style:family="text">
      <style:text-properties fo:color="#ce181e" fo:font-style="italic" style:font-style-asian="italic" style:font-style-complex="italic"/>
    </style:style>
    <style:style style:name="T5" style:family="text">
      <style:text-properties fo:color="#ce181e" fo:font-size="12pt" fo:font-style="italic" style:font-size-asian="12pt" style:font-style-asian="italic" style:font-size-complex="12pt" style:font-style-complex="italic"/>
    </style:style>
    <style:style style:name="T6" style:family="text">
      <style:text-properties fo:color="#ce181e" officeooo:rsid="0037fa32"/>
    </style:style>
    <style:style style:name="T7" style:family="text">
      <style:text-properties fo:color="#ce181e" officeooo:rsid="003c1217"/>
    </style:style>
    <style:style style:name="T8" style:family="text">
      <style:text-properties fo:color="#ce181e" fo:font-weight="bold" officeooo:rsid="003c1217" style:font-weight-asian="bold" style:font-weight-complex="bold"/>
    </style:style>
    <style:style style:name="T9" style:family="text">
      <style:text-properties fo:color="#ce181e" fo:font-weight="normal" officeooo:rsid="003c1217" style:font-weight-asian="normal" style:font-weight-complex="normal"/>
    </style:style>
    <style:style style:name="T10" style:family="text">
      <style:text-properties style:font-name="Latin Modern Roman" officeooo:rsid="002585b3" style:font-name-complex="Latin Modern Roman"/>
    </style:style>
    <style:style style:name="T11" style:family="text">
      <style:text-properties officeooo:rsid="002585b3"/>
    </style:style>
    <style:style style:name="T12" style:family="text">
      <style:text-properties style:use-window-font-color="true"/>
    </style:style>
    <style:style style:name="T13" style:family="text">
      <style:text-properties style:use-window-font-color="true" style:font-name="Latin Modern Roman" officeooo:rsid="002585b3" style:font-name-complex="Latin Modern Roman"/>
    </style:style>
    <style:style style:name="T14" style:family="text">
      <style:text-properties style:use-window-font-color="true" style:font-name="Samanata" officeooo:rsid="002585b3" style:font-name-complex="Samanata"/>
    </style:style>
    <style:style style:name="T15" style:family="text">
      <style:text-properties style:use-window-font-color="true" fo:font-style="italic" style:font-style-asian="italic" style:font-style-complex="italic"/>
    </style:style>
    <style:style style:name="T16" style:family="text">
      <style:text-properties style:use-window-font-color="true" officeooo:rsid="0037fa32"/>
    </style:style>
    <style:style style:name="T17" style:family="text">
      <style:text-properties style:use-window-font-color="true" officeooo:rsid="00365d65"/>
    </style:style>
    <style:style style:name="T18" style:family="text">
      <style:text-properties style:use-window-font-color="true" officeooo:rsid="003c1217"/>
    </style:style>
    <style:style style:name="T19" style:family="text">
      <style:text-properties style:use-window-font-color="true" fo:font-weight="normal" officeooo:rsid="003c1217" style:font-weight-asian="normal" style:font-weight-complex="normal"/>
    </style:style>
    <style:style style:name="T20" style:family="text">
      <style:text-properties fo:font-style="italic" style:font-style-asian="italic" style:font-style-complex="italic"/>
    </style:style>
    <style:style style:name="T21" style:family="text">
      <style:text-properties fo:font-size="8pt" fo:font-style="normal" style:font-size-asian="8pt" style:font-style-asian="normal" style:font-size-complex="8pt" style:font-style-complex="normal"/>
    </style:style>
    <style:style style:name="T22" style:family="text">
      <style:text-properties fo:font-size="12pt" fo:font-style="italic" style:font-size-asian="12pt" style:font-style-asian="italic" style:font-size-complex="12pt" style:font-style-complex="italic"/>
    </style:style>
    <style:style style:name="T23" style:family="text">
      <style:text-properties fo:font-size="12pt" fo:font-style="italic" officeooo:rsid="003cda49" style:font-size-asian="12pt" style:font-style-asian="italic" style:font-size-complex="12pt" style:font-style-complex="italic"/>
    </style:style>
    <style:style style:name="T24" style:family="text">
      <style:text-properties fo:font-size="9pt" fo:font-style="normal" style:font-size-asian="9pt" style:font-style-asian="normal" style:font-size-complex="9pt" style:font-style-complex="normal"/>
    </style:style>
    <style:style style:name="T25" style:family="text">
      <style:text-properties officeooo:rsid="002fcbf2"/>
    </style:style>
    <style:style style:name="T26" style:family="text">
      <style:text-properties officeooo:rsid="002585b3" style:font-name-complex="Samanata"/>
    </style:style>
    <style:style style:name="T27" style:family="text">
      <style:text-properties officeooo:rsid="0037fa32" style:font-name-complex="Samanata"/>
    </style:style>
    <style:style style:name="T28" style:family="text">
      <style:text-properties style:font-name="Samanata" officeooo:rsid="0037fa32" style:font-name-complex="Samanata"/>
    </style:style>
    <style:style style:name="T29" style:family="text">
      <style:text-properties officeooo:rsid="00365d65"/>
    </style:style>
    <style:style style:name="T30" style:family="text">
      <style:text-properties officeooo:rsid="0037fa32"/>
    </style:style>
    <style:style style:name="T31" style:family="text">
      <style:text-properties officeooo:rsid="0037fa32" style:font-name-complex="Latin Modern Roman"/>
    </style:style>
    <style:style style:name="T32" style:family="text">
      <style:text-properties officeooo:rsid="00386b2a"/>
    </style:style>
    <style:style style:name="T33" style:family="text">
      <style:text-properties officeooo:rsid="003c1217"/>
    </style:style>
    <style:style style:name="T34" style:family="text">
      <style:text-properties officeooo:rsid="003cda49"/>
    </style:style>
    <style:style style:name="T35" style:family="text">
      <style:text-properties fo:color="#ed1c24" fo:font-size="12pt" fo:font-style="italic"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ple <text:span text:style-name="T34">6</text:span> – Sutka <text:span text:style-name="T32">4:17</text:span></text:p>
      <text:p text:style-name="P7">तवम महां इन्द्र तुभ्यं ह कषा अनु कषत्रम मंहना मन्यत दयौः |</text:p>
      <text:p text:style-name="P8">तवं वर्त्रं शवसा जघन्वान सर्जः सिन्धूंर अहिना जग्रसानान || १ ||</text:p>
      <text:p text:style-name="P7">तव तविषो जनिमन रेजत दयौ रेजद भूमिर भियसा सवस्य मन्योः |</text:p>
      <text:p text:style-name="P8">रघायन्त सुभ्वः पर्वतास आर्दन धन्वानि सरयन्त आपः || २ ||</text:p>
      <text:p text:style-name="P7">भिनद गिरिं शवसा वज्रम इष्णन्न आविष्क्र्ण्वानः सहसान ओजः |</text:p>
      <text:p text:style-name="P8">वधीद वर्त्रं वज्रेण मन्दसानः सरन्न आपो जवसा हतव्र्ष्णीः || ३ ||</text:p>
      <text:p text:style-name="P7">सुवीरस ते जनिता मन्यत दयौर इन्द्रस्य कर्ता सवपस्तमो भूत |</text:p>
      <text:p text:style-name="P8">य ईं जजान सवर्यं सुवज्रम अनपच्युतं सदसो न भूम || ४ ||</text:p>
      <text:p text:style-name="P7">य एक इच चयावयति पर भूमा राजा कर्ष्टीनाम पुरुहूत इन्द्रः |</text:p>
      <text:p text:style-name="P8">सत्यम एनम अनु विश्वे मदन्ति रातिं देवस्य गर्णतो मघोनः || ५ ||</text:p>
      <text:p text:style-name="P7">सत्रा सोमा अभवन्न अस्य विश्वे सत्रा मदासो बर्हतो मदिष्ठाः |</text:p>
      <text:p text:style-name="P8">सत्राभवो वसुपतिर वसूनां दत्रे विश्वा अधिथा इन्द्र कर्ष्टीः || ६ ||</text:p>
      <text:p text:style-name="P7">तवम अध परथमं जायमानो ऽमे विश्वा अधिथा इन्द्र कर्ष्टीः |</text:p>
      <text:p text:style-name="P8">तवम परति परवत आशयानम अहिं वज्रेण मघवन वि वर्श्चः || ७ ||</text:p>
      <text:p text:style-name="P7">सत्राहणं दाध्र्षिं तुम्रम इन्द्रम महाम अपारं वर्षभं सुवज्रम |</text:p>
      <text:p text:style-name="P8">हन्ता यो वर्त्रं सनितोत वाजं दाता मघानि मघवा सुराधाः || ८ ||</text:p>
      <text:p text:style-name="P7">अयं वर्तश चातयते समीचीर य आजिषु मघवा शर्ण्व एकः |</text:p>
      <text:p text:style-name="P8">अयं वाजम भरति यं सनोत्य अस्य परियासः सख्ये सयाम ||९||</text:p>
      <text:p text:style-name="P7">अयं शर्ण्वे अध जयन्न उत घनन्न अयम उत पर कर्णुते युधा गाः |</text:p>
      <text:p text:style-name="P8">यदा <text:span text:style-name="T1">सत्यं</text:span> कर्णुते मन्युम इन्द्रो विश्वं दर्ळ्हम भयत एजद अस्मात || १० ||</text:p>
      <text:p text:style-name="P2">Padapatha for sloka <text:span text:style-name="T32">10</text:span>:</text:p>
      <text:p text:style-name="P3">अयम् | शृण्वे | अध | जयन् | उत | ग्ह्नन् | अयम् | उत | प्र | कृणुते | युधा | गाः | यदा | <text:span text:style-name="T1">सत्यम्</text:span> | कृणुते | मन्युम् | इन्द्रः | विश्वम् | दृळ्हम् | भयते | एजत् | अस्मात् </text:p>
      <text:p text:style-name="P11">Interpretation: <text:span text:style-name="T2">सत्यम् </text:span>is <text:span text:style-name="T29">here made an attribute of the word</text:span><text:span text:style-name="T13"> </text:span><text:span text:style-name="T14">मन्युम्</text:span><text:span text:style-name="T10"> (“</text:span><text:span text:style-name="T33">anger, fury</text:span><text:span text:style-name="T10">”)</text:span><text:span text:style-name="T26"> </text:span><text:span text:style-name="T27">through the phrase “</text:span><text:span text:style-name="T3">सत्यम्</text:span><text:span text:style-name="T28"> कृणुते मन्युम्</text:span><text:span text:style-name="T31">”</text:span> → “<text:span text:style-name="T33">[</text:span><text:span text:style-name="T18">Indra] makes [his] anger </text:span><text:span text:style-name="T9">satya</text:span>”</text:p>
      <text:p text:style-name="P5">Compatibility with the ideas of :</text:p>
      <text:list xml:id="list1955045702" text:style-name="L1">
        <text:list-item>
          <text:p text:style-name="P9">Truth / real / <text:span text:style-name="T25">truthfulness</text:span> : <text:tab/><text:span text:style-name="T11">No</text:span></text:p>
        </text:list-item>
        <text:list-item>
          <text:p text:style-name="P9">Trust / Trustworthiness : <text:tab/><text:span text:style-name="T11">No</text:span></text:p>
        </text:list-item>
        <text:list-item>
          <text:p text:style-name="P10">Weight / importance / Significance : <text:tab/>Yes → “<text:span text:style-name="T18">[Indra] makes [his] anger </text:span><text:span text:style-name="T9">weighty </text:span><text:span text:style-name="T19">[i.e. having consequences]</text:span>”</text:p>
        </text:list-item>
      </text:list>
      <text:p text:style-name="P6">Translations:</text:p>
      <text:list xml:id="list690788629" text:style-name="L2">
        <text:list-item>
          <text:p text:style-name="P13"><text:soft-page-break/><text:span text:style-name="T22">Renowned is he when conquering and when slaying: '</text:span><text:span text:style-name="T23">t</text:span><text:span text:style-name="T22">is he who winneth cattle in the combat. When Indra </text:span><text:span text:style-name="T5">hardeneth</text:span><text:span text:style-name="T22"> his indignation all that is fixed and all that moveth fear him.</text:span><text:span text:style-name="T24"> Ralph T. H. Griffith, [1896]</text:span></text:p>
        </text:list-item>
        <text:list-item>
          <text:p text:style-name="P14"><text:span text:style-name="T15">And this one is famed for conquering and smiting, and this one brings the cows forward to become his through battle. When Indra makes his fury </text:span><text:span text:style-name="T4">real</text:span><text:span text:style-name="T15">, everything, both what stays firm and what flinches, becomes afraid before him.</text:span><text:span text:style-name="T20"> </text:span><text:span text:style-name="T21">S. W. Jamison / J. P. Brereton [2014]</text:span></text:p>
        </text:list-item>
      </text:list>
      <text:p text:style-name="P4">Cheat-sheet:</text:p>
      <text:p text:style-name="P12">1. You, Indra, are great. To you did Earth, to you did Heaven magnanimously yield dominion. After you smashed Vr ̥ tra with your strength, you let loose the rivers, which had been swallowed by the serpent.</text:p>
      <text:p text:style-name="P12">2. At your birth Heaven trembled and Earth flinched in fear of your turbulence and of the battle fury that is yours. The well-founded mountains throbbed, the wastelands shuddered, and the waters ran.</text:p>
      <text:p text:style-name="P12">3. He split the mountain, hurling his mace with his strength, revealing his power, displaying his might. He smashed Vr ̥ tra with his mace in his exhilaration. With their bull struck down, the waters ran swiftly.</text:p>
      <text:p text:style-name="P12">4. Rich in heroes, Heaven is considered to be your begetter. The best craftsman was the creator of Indra,</text:p>
      <text:p text:style-name="P12">who begot him, booming and bearing the good mace, not to be moved, any more than the Earth from its seat.</text:p>
      <text:p text:style-name="P12"><text:span text:style-name="T33">5. </text:span>Who, just alone, sets the lands in motion—the king of the separate peoples, Indra invoked by many.</text:p>
      <text:p text:style-name="P12">All celebrate him, the real one, and celebrate the generosity of the god to the singer and the patron.</text:p>
      <text:p text:style-name="P12"><text:span text:style-name="T33">6. </text:span>Entirely his were the soma-drinks; entirely for the lofty one were the most exhilarating exhilarating-drinks.</text:p>
      <text:p text:style-name="P12">Entirely the goods-lord of goods you became. You placed all the separate peoples in (the path of) your giving, Indra.</text:p>
      <text:p text:style-name="P12"><text:span text:style-name="T33">7. </text:span>And on first being born, you placed all the separate peoples in (the path of) your onslaught, Indra.</text:p>
      <text:p text:style-name="P12">With your mace you hewed apart the serpent who was lying against the (mountain) slopes, o bounteous one.</text:p>
      <text:p text:style-name="P12"><text:span text:style-name="T33">8. </text:span>(I call upon) him who smashes entirely, bold and brawny Indra, the great and limitless bull bearing the good mace, who is the smasher of Vr ̥ tra and the winner of the prize, the giver of bounties, the bounteous one who brings good presents.</text:p>
      <text:p text:style-name="P12"><text:span text:style-name="T33">9. </text:span>This one forces his united opponents into hiding, he who alone is famed as the bounteous one in contests.</text:p>
      <text:p text:style-name="P12">This one brings the prize that he wins. Might we be dear to him in his partnership.</text:p>
      <text:p text:style-name="P12"><text:span text:style-name="T33">10. </text:span>And this one is famed for conquering and smiting, and this one brings the cows forward to become his through battle. When Indra makes his fury real, everything, both what stays firm and what flinches, becomes afraid before h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atin Modern Roman" svg:font-family="'Latin Modern Roman'" style:font-pitch="variable"/>
    <style:font-face style:name="Lato Light1" svg:font-family="'Lato Light'" style:font-pitch="variable"/>
    <style:font-face style:name="Lato Light" svg:font-family="'Lato Light'" style:font-adornments="Bold" style:font-pitch="variable"/>
    <style:font-face style:name="Samanata" svg:font-family="Samana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0cm" fo:margin-bottom="0.499cm" loext:contextual-spacing="false" fo:text-align="center" style:justify-single-word="false"/>
      <style:text-properties style:font-name="Lato Light" fo:font-family="'Lato Light'" style:font-style-name="Bold" style:font-pitch="variable" fo:font-size="1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0:27:27.068349999</meta:creation-date>
    <meta:generator>LibreOffice/6.0.6.2$Linux_X86_64 LibreOffice_project/00m0$Build-2</meta:generator>
    <dc:date>2018-12-08T22:06:23.238429824</dc:date>
    <meta:editing-duration>PT48M57S</meta:editing-duration>
    <meta:editing-cycles>14</meta:editing-cycles>
    <meta:document-statistic meta:table-count="0" meta:image-count="0" meta:object-count="0" meta:page-count="2" meta:paragraph-count="47" meta:word-count="800" meta:character-count="3892" meta:non-whitespace-character-count="3140"/>
  </office:meta>
</office:document-meta>
</file>